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23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19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18-06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16-08-10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11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0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07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06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0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04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03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02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01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2000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9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9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8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8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7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5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4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3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3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2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2-05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2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2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1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1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1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1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1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1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0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0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0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90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9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9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9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8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8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8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7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6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6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6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4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4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3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3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3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3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3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3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2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2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2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2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2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2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1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1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1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1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1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1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1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0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0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0-08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0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0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0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80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9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9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9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9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9-0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8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8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8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8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8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7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7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7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7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7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7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7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6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6448" calcext:value-type="float">
            <text:p>57.6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6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6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6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6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6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6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6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5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5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5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5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5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5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4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4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4-07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4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4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3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3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3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3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3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3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2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2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2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2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2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2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2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2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1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03302</text:p>
          </table:table-cell>
          <table:table-cell office:value-type="string" calcext:value-type="string">
            <text:p>1971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1" meta:object-count="0"/>
    <meta:user-defined meta:name="AppVersion">3.0</meta:user-defined>
  </office:meta>
</office:document-meta>
</file>